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Centered Design:</text:p>
      <text:p text:style-name="P1"><text:span text:style-name="T1"><text:tab/>-Hauptziel: Gebrauchstauglichkeit</text:span></text:p>
      <text:p text:style-name="P1"><text:span text:style-name="T1"><text:tab/>-Entwicklung nah am Nutzer</text:span></text:p>
      <text:p text:style-name="P1"><text:span text:style-name="T1"><text:tab/>-Lösung nicht vom Mentalen Bild des Entwicklers abhängig</text:span></text:p>
      <text:p text:style-name="Standard"/>
      <text:p text:style-name="Standard">Prozess:</text:p>
      <text:p text:style-name="Standard"><text:tab/>1.Planen</text:p>
      <text:p text:style-name="Standard"><text:tab/>2.Nutzungskontext verstehen</text:p>
      <text:p text:style-name="Standard"><text:tab/><text:tab/>-Literaturrecherche</text:p>
      <text:p text:style-name="Standard"><text:tab/><text:tab/>-Interviews mit Nutzern</text:p>
      <text:p text:style-name="Standard"><text:tab/><text:tab/>-Fokusgruppen</text:p>
      <text:p text:style-name="Standard"><text:tab/><text:tab/>-"Lautes Denken"</text:p>
      <text:p text:style-name="Standard"><text:tab/>3.Nutzungsanforderungen spezifizieren</text:p>
      <text:p text:style-name="Standard"><text:tab/><text:tab/>-&gt; Mit Nutzer abgleichen</text:p>
      <text:p text:style-name="Standard"><text:tab/>4.Lösung entwickeln</text:p>
      <text:p text:style-name="Standard"><text:tab/><text:tab/>-Paper-Ptototyping/Prototyping</text:p>
      <text:p text:style-name="Standard"><text:tab/><text:tab/>-Lösung simulieren</text:p>
      <text:p text:style-name="Standard"><text:tab/><text:tab/>-"Wizard of Oz- Technik" (??!)</text:p>
      <text:p text:style-name="Standard"><text:tab/>5.Lösung aus Nutzersicht evaluieren</text:p>
      <text:p text:style-name="Standard"><text:tab/><text:tab/>-Langzeitstudien</text:p>
      <text:p text:style-name="Standard"><text:tab/><text:tab/>-Heuristische Evaluation</text:p>
      <text:p text:style-name="Standard"><text:tab/><text:tab/>-Fokus Gruppe (Brainstorming)</text:p>
      <text:p text:style-name="Standard"><text:tab/>6.Fertig oder beliebige Schritte zurückgeh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43S</meta:editing-duration>
    <meta:editing-cycles>9</meta:editing-cycles>
    <meta:generator>OpenOffice.org/3.4.1$Win32 OpenOffice.org_project/341m1$Build-9593</meta:generator>
    <dc:date>2014-04-11T16:44:49.50</dc:date>
    <meta:document-statistic meta:table-count="0" meta:image-count="0" meta:object-count="0" meta:page-count="1" meta:paragraph-count="22" meta:word-count="59" meta:character-count="587"/>
    <meta:user-defined meta:name="Info 1"/>
    <meta:user-defined meta:name="Info 2"/>
    <meta:user-defined meta:name="Info 3"/>
    <meta:user-defined meta:name="Info 4"/>
  </office:meta>
</office:document-meta>
</file>